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Abraham de Sola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0 November 1875</text:p>
      <text:p text:style-name="P5">Month<text:tab/><text:tab/><text:tab/><text:tab/><text:tab/><text:tab/>November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Montreal</text:p>
      <text:p text:style-name="P5">State<text:tab/><text:tab/><text:tab/><text:tab/><text:tab/><text:tab/>Quebec<text:tab/><text:tab/><text:tab/></text:p>
      <text:p text:style-name="P5">Country<text:tab/><text:tab/><text:tab/><text:tab/><text:tab/>Canad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>The right side of the envelope is torn, possibly obscuring some word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, Recto]</text:span></text:p>
      <text:p text:style-name="P3"><text:span text:style-name="T1">JEWISH BIBLE &amp; PUBLISHING HOUSE./</text:span></text:p>
      <text:p text:style-name="P3"><text:span text:style-name="T1">CENTRAL AGENCY:-- 1102 &amp; 1104 Sansom St., PHILADELPHIA./</text:span></text:p>
      <text:p text:style-name="P2"><text:span text:style-name="T1">CANVASSERS WANTED FOR:--/</text:span></text:p>
      <text:p text:style-name="P2"><text:span text:style-name="T1">1. Jewish Family Bible. 4to. 1019 pp./</text:span></text:p>
      <text:p text:style-name="P2"><text:span text:style-name="T1"><text:tab/>With Notes and Family Record./</text:span></text:p>
      <text:p text:style-name="P2"><text:span text:style-name="T1">2. Jewish Family Bible. Illustrated ed./</text:span></text:p>
      <text:p text:style-name="P2"><text:span text:style-name="T1">3. Jewish School Bible. 8vo. 1259 pp./</text:span></text:p>
      <text:p text:style-name="P2"><text:span text:style-name="T1">4. The Pentateuch. Hebrew &amp; English./</text:span></text:p>
      <text:p text:style-name="P2"><text:span text:style-name="T1"><text:tab/>Five vols. 8vo &amp; 12mo editions/</text:span></text:p>
      <text:p text:style-name="P2"><text:span text:style-name="T1"><text:tab/><text:tab/>JEWISH EDUCATIONAL COURSE.<text:tab/>The Rev. S. Mora/</text:span></text:p>
      <text:p text:style-name="P2"><text:span text:style-name="T1">1. Primary Catechism for Jewish Children.<text:tab/><text:tab/><text:tab/><text:tab/>546 North Fif/</text:span></text:p>
      <text:p text:style-name="P2"><text:span text:style-name="T1">2. The Jewish Child's Catechism of Bible History.<text:tab/><text:tab/><text:tab/>Philadelph/</text:span></text:p>
      <text:p text:style-name="P2"><text:span text:style-name="T1">3. The Hebrew Reader.<text:tab/><text:tab/><text:tab/><text:tab/><text:tab/><text:tab/><text:tab/>Pa./</text:span></text:p>
      <text:p text:style-name="P2"><text:span text:style-name="T1">4. The Catechism for Jewish Children. (LEESER)/</text:span></text:p>
      <text:p text:style-name="P2"><text:span text:style-name="T1">5. Instruction in the Mosaic Religion. (JOHLSON)/</text:span></text:p>
      <text:p text:style-name="P2"><text:span text:style-name="T1">From the MONTREAL Agency./</text:span></text:p>
      <text:p text:style-name="P2"><text:span text:style-name="T1"/></text:p>
      <text:p text:style-name="P2"><text:span text:style-name="T1">[Envelope, Verso]</text:span></text:p>
      <text:p text:style-name="P3"><text:span text:style-name="T1">MAY BE HAD AT/</text:span></text:p>
      <text:p text:style-name="P3"><text:span text:style-name="T1">THE JEWISH BIBLE &amp; PUBLISHING HOUSE,/</text:span></text:p>
      <text:p text:style-name="P6"><text:span text:style-name="T1">Address</text:span><text:span text:style-name="T2"> ABRAHAM DE SOLA, 73 McGill College Ave., MONTREAL, Can./</text:span></text:p>
      <text:p text:style-name="P6"><text:span text:style-name="T2">E. W. MILLER, 1102 &amp; 1104 Sansom St., PHILAD'A./</text:span></text:p>
      <text:p text:style-name="P6"><text:span text:style-name="T2">AGENTS<text:tab/><text:tab/><text:tab/>WANTED./</text:span></text:p>
      <text:p text:style-name="P6"><text:span text:style-name="T2">yers, Portuguese Form. 8vo. De Sola's ed.<text:tab/><text:tab/><text:tab/>The Jewish Faith. by Grace Aguilar. 12 mo./</text:span></text:p>
      <text:p text:style-name="P6"><text:span text:style-name="T2">Do. <text:s/>“ Leeser's.<text:tab/><text:tab/><text:tab/>The Spirit of Judaism. by the Same. To which is/</text:span></text:p>
      <text:p text:style-name="P6"><text:span text:style-name="T2">German Form “<text:tab/><text:tab/><text:tab/>added a collection of her Poetical Writings. 12 mo./</text:span></text:p>
      <text:p text:style-name="P6"><text:span text:style-name="T2">rayer. Portuguese. De Sola's. 5 or 6 vols. 8 vo.<text:tab/><text:tab/>Meditations &amp; Prayers for the Daughters of/</text:span></text:p>
      <text:p text:style-name="P6"><text:span text:style-name="T2">Do. Leeser's. 6 or 7 vols. 12 mo.<text:tab/><text:tab/><text:tab/>Israel. By Hanna Rothschild. 12 mo./</text:span></text:p>
      <text:p text:style-name="P6"><text:span text:style-name="T2">on the Jewish Religion, with Lectures on<text:tab/><text:tab/><text:tab/>The Ancient Melodies of the Spanish Jews./</text:span></text:p>
      <text:p text:style-name="P6"><text:span text:style-name="T2">ary Subjects. <text:s/>By Isaac Leeser. 10 vols. 12mo.<text:tab/><text:tab/><text:tab/>by Rev. D. A. De Sola &amp; E. Aguilar./</text:span></text:p>
      <text:p text:style-name="P6"><text:span text:style-name="T2">Sanatory Institutions of the Hebrews. By Abraham de Sola./</text:span></text:p>
      <text:p text:style-name="P6"><text:span text:style-name="T2">Dias' Letters on Judaism &amp; Christianity./</text:span></text:p>
      <text:p text:style-name="P6"><text:span text:style-name="T2">English's Grounds of Christianity Examined. <text:s/>Appended./</text:span></text:p>
      <text:p text:style-name="P6"><text:span text:style-name="T2">Dr. Zipser's “Sermon on the Mount.” The latter also separate./</text:span></text:p>
      <text:p text:style-name="P6"><text:span text:style-name="T2">The Crucifixion &amp; the Jews. by Phillipson./</text:span></text:p>
      <text:p text:style-name="P6"><text:span text:style-name="T2">The Jews &amp; the Inquisition./</text:span></text:p>
      <text:p text:style-name="P6"><text:span text:style-name="T2"/></text:p>
      <text:p text:style-name="P7"><text:span text:style-name="T2">[Page 1]</text:span></text:p>
      <text:p text:style-name="P8"><text:span text:style-name="T2">Montreal Novr 30(/)75./</text:span></text:p>
      <text:p text:style-name="P7"><text:span text:style-name="T2">The Rev. S. Morais/</text:span></text:p>
      <text:p text:style-name="P7"><text:span text:style-name="T2"><text:tab/>Philada/</text:span></text:p>
      <text:p text:style-name="P7"><text:span text:style-name="T2"><text:tab/><text:tab/>Dear Sir/</text:span></text:p>
      <text:p text:style-name="P7"><text:span text:style-name="T2"><text:tab/><text:tab/><text:tab/>I have been requested/ by the committee of the Free School of/ the Portuguese Congregation of Montreal/ to write to those gentlemen I addressed/ this [?] last year with the/ view of obtaining a teacher in place/ of Mr. David Levi appointed pastor/ to the Congregation Beth Elohim Charleston[?]./ <text:s/>I beg leave therefore to inquire whether/ you can recommend one capable of/ teaching Hebrew and English? <text:s/>A/ single man is wanted, and the/ appointment would be for one year/ probationary. <text:s/>The salary is $400 gold/ with residence in school house if/ required; but board could be obtained/ at about $250 per annum. <text:s/>He could/ increase his income by private teaching/</text:span></text:p>
      <text:p text:style-name="P7"><text:span text:style-name="T2"/></text:p>
      <text:p text:style-name="P7"><text:span text:style-name="T2">[Page 2]</text:span></text:p>
      <text:p text:style-name="P7"><text:span text:style-name="T2">and should be able to teach both/ Minhagim. <text:s/>The appointment will/ probably be made in the early/ part of January./</text:span></text:p>
      <text:p text:style-name="P7"><text:span text:style-name="T2"><text:tab/>Trusting to be favored/ with a reply at your earliest/ convenience I am, Dear Mr./</text:span></text:p>
      <text:p text:style-name="P7"><text:span text:style-name="T2"><text:tab/><text:tab/><text:tab/><text:tab/><text:tab/><text:tab/><text:tab/><text:tab/><text:tab/>Yours truly/</text:span></text:p>
      <text:p text:style-name="P7"><text:span text:style-name="T2"><text:tab/><text:tab/><text:tab/><text:tab/><text:tab/><text:tab/><text:tab/><text:tab/><text:tab/>Abraham de Sol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2:34:20</meta:creation-date>
    <dc:date>2009-05-26T13:10:42</dc:date>
    <dc:language>en-US</dc:language>
    <meta:editing-cycles>2</meta:editing-cycles>
    <meta:editing-duration>PT4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8" meta:word-count="611" meta:character-count="4053"/>
  </office:meta>
</office:document-meta>
</file>